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hruti" svg:font-family="Shrut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388in" fo:line-height="115%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T50" style:parent-style-name="DefaultParagraphFont" style:family="text">
      <style:text-properties style:font-name-asian="Calibri" style:font-name-complex="Calibri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P78" style:parent-style-name="Normal" style:family="paragraph">
      <style:paragraph-properties fo:margin-bottom="0.1388in" fo:line-height="115%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 fo:line-height="115%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 fo:line-height="115%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T94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P97" style:parent-style-name="Normal" style:family="paragraph">
      <style:paragraph-properties fo:margin-bottom="0.1388in" fo:line-height="115%"/>
    </style:style>
    <style:style style:name="T98" style:parent-style-name="DefaultParagraphFont" style:family="text">
      <style:text-properties style:font-name-asian="Calibri" style:font-name-complex="Calibri"/>
    </style:style>
    <style:style style:name="P99" style:parent-style-name="Normal" style:family="paragraph">
      <style:paragraph-properties fo:margin-bottom="0.1388in" fo:line-height="115%"/>
    </style:style>
    <style:style style:name="T100" style:parent-style-name="DefaultParagraphFont" style:family="text">
      <style:text-properties style:font-name-asian="Calibri" style:font-name-complex="Calibri"/>
    </style:style>
    <style:style style:name="T10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/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margin-bottom="0.1388in" fo:line-height="115%"/>
    </style:style>
    <style:style style:name="T108" style:parent-style-name="DefaultParagraphFont" style:family="text">
      <style:text-properties style:font-name-asian="Calibri" style:font-name-complex="Calibri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/>
    </style:style>
    <style:style style:name="P111" style:parent-style-name="Normal" style:family="paragraph">
      <style:paragraph-properties fo:margin-bottom="0.1388in" fo:line-height="115%"/>
    </style:style>
    <style:style style:name="T112" style:parent-style-name="DefaultParagraphFont" style:family="text">
      <style:text-properties style:font-name-asian="Calibri" style:font-name-complex="Calibri"/>
    </style:style>
    <style:style style:name="P113" style:parent-style-name="Normal" style:family="paragraph">
      <style:paragraph-properties fo:margin-bottom="0.1388in" fo:line-height="115%"/>
    </style:style>
    <style:style style:name="T114" style:parent-style-name="DefaultParagraphFont" style:family="text">
      <style:text-properties style:font-name-asian="Calibri" style:font-name-complex="Calibri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-asian="Calibri" style:font-name-complex="Calibri"/>
    </style:style>
    <style:style style:name="P117" style:parent-style-name="Normal" style:family="paragraph">
      <style:paragraph-properties fo:margin-bottom="0.1388in" fo:line-height="115%"/>
    </style:style>
    <style:style style:name="T118" style:parent-style-name="DefaultParagraphFont" style:family="text">
      <style:text-properties style:font-name-asian="Calibri" style:font-name-complex="Calibri"/>
    </style:style>
    <style:style style:name="T119" style:parent-style-name="DefaultParagraphFont" style:family="text">
      <style:text-properties style:font-name-asian="Calibri" style:font-name-complex="Calibri"/>
    </style:style>
    <style:style style:name="P120" style:parent-style-name="Normal" style:family="paragraph">
      <style:paragraph-properties fo:margin-bottom="0.1388in" fo:line-height="115%"/>
    </style:style>
    <style:style style:name="T121" style:parent-style-name="DefaultParagraphFont" style:family="text">
      <style:text-properties style:font-name-asian="Calibri" style:font-name-complex="Calibri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 fo:margin-bottom="0.1388in" fo:line-height="115%"/>
    </style:style>
    <style:style style:name="T125" style:parent-style-name="DefaultParagraphFont" style:family="text">
      <style:text-properties style:font-name-asian="Calibri" style:font-name-complex="Calibri"/>
    </style:style>
    <style:style style:name="T126" style:parent-style-name="DefaultParagraphFont" style:family="text">
      <style:text-properties style:font-name-asian="Calibri" style:font-name-complex="Calibri"/>
    </style:style>
    <style:style style:name="P127" style:parent-style-name="Normal" style:family="paragraph">
      <style:paragraph-properties fo:margin-bottom="0.1388in" fo:line-height="115%"/>
    </style:style>
    <style:style style:name="T128" style:parent-style-name="DefaultParagraphFont" style:family="text">
      <style:text-properties style:font-name-asian="Calibri" style:font-name-complex="Calibri"/>
    </style:style>
    <style:style style:name="P129" style:parent-style-name="Normal" style:family="paragraph">
      <style:paragraph-properties fo:margin-bottom="0.1388in" fo:line-height="115%"/>
    </style:style>
    <style:style style:name="T130" style:parent-style-name="DefaultParagraphFont" style:family="text">
      <style:text-properties style:font-name-asian="Calibri" style:font-name-complex="Calibri"/>
    </style:style>
    <style:style style:name="P131" style:parent-style-name="Normal" style:list-style-name="LFO1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/>
    </style:style>
    <style:style style:name="P133" style:parent-style-name="Normal" style:list-style-name="LFO1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/>
    </style:style>
    <style:style style:name="T135" style:parent-style-name="DefaultParagraphFont" style:family="text">
      <style:text-properties style:font-name-asian="Calibri" style:font-name-complex="Calibri"/>
    </style:style>
    <style:style style:name="P136" style:parent-style-name="Normal" style:list-style-name="LFO1" style:family="paragraph">
      <style:paragraph-properties fo:margin-bottom="0.1388in" fo:line-height="115%"/>
    </style:style>
    <style:style style:name="T137" style:parent-style-name="DefaultParagraphFont" style:family="text">
      <style:text-properties style:font-name-asian="Calibri" style:font-name-complex="Calibri"/>
    </style:style>
    <style:style style:name="P138" style:parent-style-name="Normal" style:list-style-name="LFO1" style:family="paragraph">
      <style:paragraph-properties fo:margin-bottom="0.1388in" fo:line-height="115%"/>
    </style:style>
    <style:style style:name="T139" style:parent-style-name="DefaultParagraphFont" style:family="text">
      <style:text-properties style:font-name-asian="Calibri" style:font-name-complex="Calibri"/>
    </style:style>
    <style:style style:name="P140" style:parent-style-name="Normal" style:family="paragraph">
      <style:paragraph-properties fo:margin-bottom="0.1388in" fo:line-height="115%"/>
    </style:style>
    <style:style style:name="T141" style:parent-style-name="DefaultParagraphFont" style:family="text">
      <style:text-properties style:font-name-asian="Calibri" style:font-name-complex="Calibri"/>
    </style:style>
    <style:style style:name="P142" style:parent-style-name="Normal" style:list-style-name="LFO2" style:family="paragraph">
      <style:paragraph-properties fo:margin-bottom="0.1388in" fo:line-height="115%"/>
    </style:style>
    <style:style style:name="T143" style:parent-style-name="DefaultParagraphFont" style:family="text">
      <style:text-properties style:font-name-asian="Calibri" style:font-name-complex="Calibri"/>
    </style:style>
    <style:style style:name="T144" style:parent-style-name="DefaultParagraphFont" style:family="text">
      <style:text-properties style:font-name-asian="Calibri" style:font-name-complex="Calibri"/>
    </style:style>
    <style:style style:name="P145" style:parent-style-name="Normal" style:family="paragraph">
      <style:paragraph-properties fo:margin-bottom="0.1388in" fo:line-height="115%"/>
    </style:style>
    <style:style style:name="T146" style:parent-style-name="DefaultParagraphFont" style:family="text">
      <style:text-properties style:font-name-asian="Calibri" style:font-name-complex="Calibri"/>
    </style:style>
    <style:style style:name="P147" style:parent-style-name="Normal" style:family="paragraph">
      <style:paragraph-properties fo:margin-bottom="0.1388in" fo:line-height="115%"/>
    </style:style>
    <style:style style:name="T148" style:parent-style-name="DefaultParagraphFont" style:family="text">
      <style:text-properties style:font-name-asian="Calibri" style:font-name-complex="Calibri"/>
    </style:style>
    <style:style style:name="P149" style:parent-style-name="Normal" style:list-style-name="LFO3" style:family="paragraph">
      <style:paragraph-properties fo:margin-bottom="0.1388in" fo:line-height="115%"/>
    </style:style>
    <style:style style:name="T150" style:parent-style-name="DefaultParagraphFont" style:family="text">
      <style:text-properties style:font-name-asian="Calibri" style:font-name-complex="Calibri"/>
    </style:style>
    <style:style style:name="P151" style:parent-style-name="Normal" style:list-style-name="LFO3" style:family="paragraph">
      <style:paragraph-properties fo:margin-bottom="0.1388in" fo:line-height="115%"/>
    </style:style>
    <style:style style:name="T152" style:parent-style-name="DefaultParagraphFont" style:family="text">
      <style:text-properties style:font-name-asian="Calibri" style:font-name-complex="Calibri"/>
    </style:style>
    <style:style style:name="P153" style:parent-style-name="Normal" style:list-style-name="LFO3" style:family="paragraph">
      <style:paragraph-properties fo:margin-bottom="0.1388in" fo:line-height="115%"/>
    </style:style>
    <style:style style:name="T154" style:parent-style-name="DefaultParagraphFont" style:family="text">
      <style:text-properties style:font-name-asian="Calibri" style:font-name-complex="Calibri"/>
    </style:style>
    <style:style style:name="P155" style:parent-style-name="Normal" style:list-style-name="LFO3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-asian="Calibri" style:font-name-complex="Calibri" fo:font-size="36pt" style:font-size-asian="36pt"/>
    </style:style>
    <style:style style:name="P157" style:parent-style-name="Normal" style:list-style-name="LFO3" style:family="paragraph">
      <style:paragraph-properties fo:margin-bottom="0.1388in" fo:line-height="115%"/>
    </style:style>
    <style:style style:name="T158" style:parent-style-name="DefaultParagraphFont" style:family="text">
      <style:text-properties style:font-name-asian="Calibri" style:font-name-complex="Calibri"/>
    </style:style>
    <style:style style:name="P159" style:parent-style-name="Normal" style:list-style-name="LFO3" style:family="paragraph">
      <style:paragraph-properties fo:margin-bottom="0.1388in" fo:line-height="115%"/>
    </style:style>
    <style:style style:name="T160" style:parent-style-name="DefaultParagraphFont" style:family="text">
      <style:text-properties style:font-name-asian="Calibri" style:font-name-complex="Calibri"/>
    </style:style>
    <style:style style:name="P161" style:parent-style-name="Normal" style:list-style-name="LFO3" style:family="paragraph">
      <style:paragraph-properties fo:margin-bottom="0.1388in" fo:line-height="115%"/>
    </style:style>
    <style:style style:name="T162" style:parent-style-name="DefaultParagraphFont" style:family="text">
      <style:text-properties style:font-name-asian="Calibri" style:font-name-complex="Calibri"/>
    </style:style>
    <style:style style:name="P163" style:parent-style-name="Normal" style:list-style-name="LFO3" style:family="paragraph">
      <style:paragraph-properties fo:margin-bottom="0.1388in" fo:line-height="115%"/>
    </style:style>
    <style:style style:name="T164" style:parent-style-name="DefaultParagraphFont" style:family="text">
      <style:text-properties style:font-name-asian="Calibri" style:font-name-complex="Calibri"/>
    </style:style>
    <style:style style:name="P165" style:parent-style-name="Normal" style:list-style-name="LFO3" style:family="paragraph">
      <style:paragraph-properties fo:margin-bottom="0.1388in" fo:line-height="115%"/>
    </style:style>
    <style:style style:name="T166" style:parent-style-name="DefaultParagraphFont" style:family="text">
      <style:text-properties style:font-name-asian="Calibri" style:font-name-complex="Calibri"/>
    </style:style>
    <style:style style:name="P167" style:parent-style-name="Normal" style:list-style-name="LFO3" style:family="paragraph">
      <style:paragraph-properties fo:margin-bottom="0.1388in" fo:line-height="115%"/>
    </style:style>
    <style:style style:name="T168" style:parent-style-name="DefaultParagraphFont" style:family="text">
      <style:text-properties style:font-name-asian="Calibri" style:font-name-complex="Calibri" fo:font-size="36pt" style:font-size-asian="36pt"/>
    </style:style>
    <style:style style:name="P169" style:parent-style-name="Normal" style:list-style-name="LFO3" style:family="paragraph">
      <style:paragraph-properties fo:margin-bottom="0.1388in" fo:line-height="115%"/>
    </style:style>
    <style:style style:name="T170" style:parent-style-name="DefaultParagraphFont" style:family="text">
      <style:text-properties style:font-name-asian="Calibri" style:font-name-complex="Calibri"/>
    </style:style>
    <style:style style:name="P171" style:parent-style-name="Normal" style:list-style-name="LFO3" style:family="paragraph">
      <style:paragraph-properties fo:margin-bottom="0.1388in" fo:line-height="115%"/>
    </style:style>
    <style:style style:name="T172" style:parent-style-name="DefaultParagraphFont" style:family="text">
      <style:text-properties style:font-name-asian="Calibri" style:font-name-complex="Calibri"/>
    </style:style>
    <style:style style:name="P173" style:parent-style-name="Normal" style:list-style-name="LFO3" style:family="paragraph">
      <style:paragraph-properties fo:margin-bottom="0.1388in" fo:line-height="115%"/>
    </style:style>
    <style:style style:name="T174" style:parent-style-name="DefaultParagraphFont" style:family="text">
      <style:text-properties style:font-name-asian="Calibri" style:font-name-complex="Calibri"/>
    </style:style>
    <style:style style:name="T175" style:parent-style-name="DefaultParagraphFont" style:family="text">
      <style:text-properties style:font-name-asian="Calibri" style:font-name-complex="Calibri"/>
    </style:style>
    <style:style style:name="P176" style:parent-style-name="Normal" style:list-style-name="LFO3" style:family="paragraph">
      <style:paragraph-properties fo:margin-bottom="0.1388in" fo:line-height="115%"/>
    </style:style>
    <style:style style:name="T177" style:parent-style-name="DefaultParagraphFont" style:family="text">
      <style:text-properties style:font-name-asian="Calibri" style:font-name-complex="Calibri"/>
    </style:style>
    <style:style style:name="P178" style:parent-style-name="Normal" style:list-style-name="LFO3" style:family="paragraph">
      <style:paragraph-properties fo:margin-bottom="0.1388in" fo:line-height="115%"/>
    </style:style>
    <style:style style:name="T179" style:parent-style-name="DefaultParagraphFont" style:family="text">
      <style:text-properties style:font-name-asian="Calibri" style:font-name-complex="Calibri"/>
    </style:style>
    <style:style style:name="P180" style:parent-style-name="Normal" style:list-style-name="LFO3" style:family="paragraph">
      <style:paragraph-properties fo:margin-bottom="0.1388in" fo:line-height="115%"/>
    </style:style>
    <style:style style:name="T181" style:parent-style-name="DefaultParagraphFont" style:family="text">
      <style:text-properties style:font-name-asian="Calibri" style:font-name-complex="Calibri"/>
    </style:style>
    <style:style style:name="P182" style:parent-style-name="Normal" style:family="paragraph">
      <style:paragraph-properties fo:margin-bottom="0.1388in" fo:line-height="115%"/>
    </style:style>
    <style:style style:name="T183" style:parent-style-name="DefaultParagraphFont" style:family="text">
      <style:text-properties style:font-name-asian="Calibri" style:font-name-complex="Calibri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/>
    </style:style>
    <style:style style:name="T186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187" style:parent-style-name="Normal" style:family="paragraph">
      <style:paragraph-properties fo:margin-bottom="0.1388in" fo:line-height="115%"/>
    </style:style>
    <style:style style:name="P188" style:parent-style-name="Normal" style:family="paragraph">
      <style:paragraph-properties fo:margin-bottom="0.1388in" fo:line-height="115%"/>
    </style:style>
    <style:style style:name="T189" style:parent-style-name="DefaultParagraphFont" style:family="text">
      <style:text-properties style:font-name-asian="Calibri" style:font-name-complex="Calibri"/>
    </style:style>
    <style:style style:name="T190" style:parent-style-name="DefaultParagraphFont" style:family="text">
      <style:text-properties style:font-name-asian="Calibri" style:font-name-complex="Calibri"/>
    </style:style>
    <style:style style:name="T191" style:parent-style-name="DefaultParagraphFont" style:family="text">
      <style:text-properties style:font-name-asian="Calibri" style:font-name-complex="Calibri"/>
    </style:style>
    <style:style style:name="T192" style:parent-style-name="DefaultParagraphFont" style:family="text">
      <style:text-properties style:font-name-asian="Calibri" style:font-name-complex="Calibri"/>
    </style:style>
    <style:style style:name="P193" style:parent-style-name="Normal" style:family="paragraph">
      <style:paragraph-properties fo:margin-bottom="0.1388in" fo:line-height="115%"/>
    </style:style>
    <style:style style:name="T194" style:parent-style-name="DefaultParagraphFont" style:family="text">
      <style:text-properties style:font-name-asian="Calibri" style:font-name-complex="Calibri"/>
    </style:style>
    <style:style style:name="T19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1) what is SDLC?</text:span></text:p>
      <text:p text:style-name="P3"><text:span text:style-name="T4">-&gt;</text:span><text:span text:style-name="T5"><text:s/>Software development life cycle (SDLC) is a structured process that is used to design, develop, and test good-quality software.</text:span></text:p>
      <text:p text:style-name="P6"/>
      <text:p text:style-name="P7"><text:span text:style-name="T8">2) what is software testing?</text:span></text:p>
      <text:p text:style-name="P9"><text:span text:style-name="T10">-&gt; Software testing is an important process in the software development lifecycle . It involves v</text:span><text:span text:style-name="T11">erifying and validating that a software application is free of bugs, meets the technical requirements set by its design and development , and satisfies user requirements efficiently and effectively.</text:span></text:p>
      <text:p text:style-name="P12"/>
      <text:p text:style-name="P13"><text:span text:style-name="T14">3)<text:s/></text:span><text:span text:style-name="T15"><text:s/></text:span><text:span text:style-name="T16">what</text:span><text:span text:style-name="T17"><text:s/></text:span><text:span text:style-name="T18"><text:s/>is agile<text:s/></text:span><text:span text:style-name="T19"><text:s/></text:span><text:span text:style-name="T20">methology</text:span><text:span text:style-name="T21"><text:s/></text:span><text:span text:style-name="T22">?</text:span></text:p>
      <text:p text:style-name="P23"><text:span text:style-name="T24">-&gt;</text:span><text:span text:style-name="T25"><text:s/></text:span><text:span text:style-name="T26"><text:s text:c="2"/>The</text:span><text:span text:style-name="T27"><text:s text:c="2"/></text:span><text:span text:style-name="T28">Agile methodology is</text:span><text:span text:style-name="T29"><text:s/>a project management approach that involves breaking the project into phases and emphasizes continuous collaboration and improvement. Teams follow a cycle of planning, executing, and evaluating.</text:span></text:p>
      <text:p text:style-name="P30"/>
      <text:p text:style-name="P31"><text:span text:style-name="T32">4) what is SRS?</text:span></text:p>
      <text:p text:style-name="P33"><text:span text:style-name="T34">-&gt; A software requirements specification (S</text:span><text:span text:style-name="T35">RS) is a complete description</text:span></text:p>
      <text:p text:style-name="P36"><text:span text:style-name="T37"><text:s text:c="3"/></text:span><text:span text:style-name="T38">O</text:span><text:span text:style-name="T39">f</text:span><text:span text:style-name="T40"><text:s/></text:span><text:span text:style-name="T41"><text:s/>the</text:span><text:span text:style-name="T42"><text:s/></text:span><text:span text:style-name="T43"><text:s/></text:span><text:span text:style-name="T44">behaviour<text:s/></text:span><text:span text:style-name="T45"><text:s/>of the system to be developed.</text:span></text:p>
      <text:p text:style-name="P46"><text:span text:style-name="T47"><text:s text:c="3"/></text:span></text:p>
      <text:p text:style-name="P48"><text:span text:style-name="T49">5) what</text:span><text:span text:style-name="T50"><text:s text:c="2"/></text:span><text:span text:style-name="T51"><text:s/>is oops?</text:span></text:p>
      <text:p text:style-name="P52"><text:span text:style-name="T53">-&gt; Object-oriented programming (OOP) is a computer programming model that organizes software design around data, or objects, rather than functions and lo</text:span><text:span text:style-name="T54">gic. An object can be defined as a data field that has unique attributes and behavior.</text:span></text:p>
      <text:p text:style-name="P55"/>
      <text:p text:style-name="P56"><text:span text:style-name="T57">6) write basic concepts of opps?</text:span></text:p>
      <text:p text:style-name="P58"><text:span text:style-name="T59">-&gt; OOP concepts include abstraction, encapsulation, inheritance and polymorphism. Basically, Java OOP concepts let us create working me</text:span><text:span text:style-name="T60">thods and variables, then re-use all or part of them without compromising security.</text:span></text:p>
      <text:p text:style-name="P61"/>
      <text:p text:style-name="P62"><text:span text:style-name="T63">7) what is object?</text:span></text:p>
      <text:p text:style-name="P64"><text:span text:style-name="T65">-&gt; An object is a component of a program that knows how to perform certain actions and how to interact with other elements of the program.</text:span></text:p>
      <text:p text:style-name="P66"/>
      <text:p text:style-name="P67"><text:span text:style-name="T68">8) what is c</text:span><text:span text:style-name="T69">lass?</text:span></text:p>
      <text:p text:style-name="P70"><text:span text:style-name="T71">-&gt; a class is a template definition of the methods and variables in a particular kind of object.</text:span></text:p>
      <text:p text:style-name="P72"/>
      <text:p text:style-name="P73"><text:span text:style-name="T74">9) what is encapsulation?</text:span></text:p>
      <text:p text:style-name="P75"><text:span text:style-name="T76">-&gt; Encapsulation is one of the core concepts in object-oriented programming and describes the bundling of data and methods ope</text:span><text:span text:style-name="T77">rating on this data into one unit.</text:span></text:p>
      <text:p text:style-name="P78"/>
      <text:p text:style-name="P79"><text:span text:style-name="T80">10) what is inheritance?</text:span></text:p>
      <text:p text:style-name="P81"><text:span text:style-name="T82">-&gt; <text:s/>Inheritance is a term used in Object Orientated programming that allows one class to inherit properties from another class.</text:span></text:p>
      <text:p text:style-name="P83"/>
      <text:p text:style-name="P84"><text:span text:style-name="T85">11) what is polymorphism?</text:span></text:p>
      <text:p text:style-name="P86"><text:span text:style-name="T87">-&gt;</text:span><text:span text:style-name="T88"><text:s/>Polymorphism is one of the core concepts of object-oriented programming (OOP) that describes situations in which something occurs in several different forms.</text:span></text:p>
      <text:p text:style-name="P89"/>
      <text:p text:style-name="P90"><text:span text:style-name="T91">12) draw usecase on online book shopping</text:span></text:p>
      <text:p text:style-name="P92"><text:span text:style-name="T93">-&gt; <text:s/>&lt;</text:span><text:a xlink:href="https://drive.google.com/file/d/1DXYiRi6DmM%20S8sjMl4SCfv7uZroara2mR/view?usp=sharing" office:target-frame-name="_top" xlink:show="replace"><text:span text:style-name="T94">https://drive.google.com/file/d/1DXYiRi6DmM S8sjMl4SCfv7uZroara2mR/view?usp=sharing</text:span></text:a><text:span text:style-name="T95">&gt;</text:span></text:p>
      <text:p text:style-name="P96"/>
      <text:p text:style-name="P97"><text:span text:style-name="T98">13) draw usecase on online book payment system (paytm)</text:span></text:p>
      <text:p text:style-name="P99"><text:span text:style-name="T100">-&gt; <text:s/></text:span><text:a xlink:href="https://drive.google.com/file/d/1j5G5H1PyMQvb56jf2b5bqHGeCr0_kB0i/view?usp=sharing" office:target-frame-name="_top" xlink:show="replace"><text:span text:style-name="T101">https://drive.google.com/file/d/1j5G5H1PyMQvb56jf2b5bqHGeCr0_kB0i/view?usp=sharing</text:span></text:a></text:p>
      <text:p text:style-name="P102"><text:span text:style-name="T103">14) <text:s/>write SDLC phases with basic introduction ?</text:span></text:p>
      <text:p text:style-name="P104"><text:span text:style-name="T105">-&gt; <text:s text:c="2"/>Plan. The planning phase typically includes tasks like cost-benefit analysis,<text:s/></text:span><text:span text:style-name="T106">scheduling, resource estimation, and allocation. ...</text:span></text:p>
      <text:p text:style-name="P107"><text:span text:style-name="T108">Design. In the design phase, software engineers analyze requirements and identify the best solutions to create the software. ...</text:span></text:p>
      <text:p text:style-name="P109"><text:span text:style-name="T110">Implement. ...</text:span></text:p>
      <text:p text:style-name="P111"><text:span text:style-name="T112">Test. ...</text:span></text:p>
      <text:p text:style-name="P113"><text:span text:style-name="T114">Deploy. ...</text:span></text:p>
      <text:p text:style-name="P115"><text:span text:style-name="T116">Maintain.</text:span></text:p>
      <text:p text:style-name="P117"><text:span text:style-name="T118">15) explain phases of the<text:s/></text:span><text:span text:style-name="T119">waterfall model?</text:span></text:p>
      <text:p text:style-name="P120"><text:span text:style-name="T121">-&gt; <text:s text:c="2"/>The waterfall model is useful in situations where the project requirements are well-defined and the project goals are clear. It is often used ..</text:span></text:p>
      <text:p text:style-name="P122"><text:span text:style-name="T123">16) explain phases of spiral model?</text:span></text:p>
      <text:p text:style-name="P124"><text:span text:style-name="T125">-&gt; <text:s/>Objectives Defined: first phase of the spiral mod</text:span><text:span text:style-name="T126">el we clarify what the project aims to achieve, including functional and non-functional.</text:span></text:p>
      <text:p text:style-name="P127"><text:span text:style-name="T128">17) write agile manifesto principles?</text:span></text:p>
      <text:p text:style-name="P129"><text:span text:style-name="T130">-&gt; The Key Values and Principles of the Agile Manifesto</text:span></text:p>
      <text:list text:style-name="LFO1" text:continue-numbering="true">
        <text:list-item>
          <text:p text:style-name="P131"><text:span text:style-name="T132"><text:s text:c="6"/>Individuals and interactions over processes and tools.</text:span></text:p>
        </text:list-item>
        <text:list-item>
          <text:p text:style-name="P133"><text:span text:style-name="T134"><text:s text:c="6"/>Workin</text:span><text:span text:style-name="T135">g software over comprehensive documentation.</text:span></text:p>
        </text:list-item>
        <text:list-item>
          <text:p text:style-name="P136"><text:span text:style-name="T137"><text:s text:c="6"/>Customer collaboration over contract negotiation.</text:span></text:p>
        </text:list-item>
        <text:list-item>
          <text:p text:style-name="P138"><text:span text:style-name="T139"><text:s text:c="6"/>Responding to change over following a plan.</text:span></text:p>
        </text:list-item>
      </text:list>
      <text:p text:style-name="P140"><text:span text:style-name="T141">18) explain working methodology of agile model and also pros and cons.</text:span></text:p>
      <text:list text:style-name="LFO2" text:continue-numbering="true">
        <text:list-item>
          <text:p text:style-name="P142"><text:span text:style-name="T143">Agile SDLC model is a combination<text:s/></text:span><text:span text:style-name="T144">of iterative and incremental</text:span></text:p>
        </text:list-item>
      </text:list>
      <text:p text:style-name="P145"><text:span text:style-name="T146"><text:s text:c="20"/>process models with focus on process adaptability and customer</text:span></text:p>
      <text:p text:style-name="P147"><text:span text:style-name="T148"><text:s text:c="21"/>satisfaction by rapid delivery of working software product.</text:span></text:p>
      <text:list text:style-name="LFO3" text:continue-numbering="true">
        <text:list-item>
          <text:p text:style-name="P149"><text:span text:style-name="T150">Agile Methods break the product into small incremental builds.</text:span></text:p>
        </text:list-item>
        <text:list-item>
          <text:p text:style-name="P151"><text:span text:style-name="T152">These builds are provided in iterations.</text:span></text:p>
        </text:list-item>
        <text:list-item>
          <text:p text:style-name="P153"><text:span text:style-name="T154">Each iteration typically lasts from about one to three weeks.</text:span></text:p>
        </text:list-item>
        <text:list-item>
          <text:p text:style-name="P155"><text:span text:style-name="T156">Pros</text:span></text:p>
        </text:list-item>
        <text:list-item>
          <text:p text:style-name="P157"><text:span text:style-name="T158">Is a very realistic approach to software development</text:span></text:p>
        </text:list-item>
        <text:list-item>
          <text:p text:style-name="P159"><text:span text:style-name="T160">Promotes teamwork and cross training.</text:span></text:p>
        </text:list-item>
        <text:list-item>
          <text:p text:style-name="P161"><text:span text:style-name="T162">Functionality can be developed rapidly and demonstrated.</text:span></text:p>
        </text:list-item>
        <text:list-item>
          <text:p text:style-name="P163"><text:span text:style-name="T164">Resource requirements are minimum.</text:span></text:p>
        </text:list-item>
        <text:list-item>
          <text:p text:style-name="P165"><text:span text:style-name="T166">Suitable for fixed or changing requirements.</text:span></text:p>
        </text:list-item>
        <text:list-item>
          <text:p text:style-name="P167"><text:span text:style-name="T168">Cons</text:span></text:p>
        </text:list-item>
        <text:list-item>
          <text:p text:style-name="P169"><text:span text:style-name="T170">Not suitable for handling complex dependencies.</text:span></text:p>
        </text:list-item>
        <text:list-item>
          <text:p text:style-name="P171"><text:span text:style-name="T172">More risk of sustainability, maintainability and extensibility.</text:span></text:p>
        </text:list-item>
        <text:list-item>
          <text:p text:style-name="P173"><text:span text:style-name="T174">An overall plan, an agile leader and agile PM practice is a</text:span><text:span text:style-name="T175"><text:s/>must without</text:span></text:p>
        </text:list-item>
        <text:list-item>
          <text:p text:style-name="P176"><text:span text:style-name="T177">which it will not work.</text:span></text:p>
        </text:list-item>
        <text:list-item>
          <text:p text:style-name="P178"><text:span text:style-name="T179">Strict delivery management dictates the scope, functionality to be</text:span></text:p>
        </text:list-item>
        <text:list-item>
          <text:p text:style-name="P180"><text:span text:style-name="T181">delivered, and adjustments to meet the deadlines.</text:span></text:p>
        </text:list-item>
      </text:list>
      <text:p text:style-name="P182"><text:span text:style-name="T183">19) draw usecase on online shopping product using COD.</text:span></text:p>
      <text:p text:style-name="P184"><text:span text:style-name="T185">-&gt; <text:s/></text:span><text:a xlink:href="https://drive.google.com/file/d/1Lh-TQ7sg2jxTJWX4h4mK2NtyNi8xnaxi/view?usp=sharing" office:target-frame-name="_top" xlink:show="replace"><text:span text:style-name="T186">https://drive.google.com/file/d/1Lh-TQ7sg2jxTJWX4h4mK2NtyNi8xnaxi/view?usp=sharing</text:span></text:a></text:p>
      <text:p text:style-name="P187"/>
      <text:p text:style-name="P188"><text:span text:style-name="T189">20) draw<text:s/></text:span><text:span text:style-name="T190"><text:s/></text:span><text:span text:style-name="T191">us</text:span><text:bookmark-start text:name="_GoBack"/><text:bookmark-end text:name="_GoBack"/><text:span text:style-name="T192">ecase on online shopping prodcut using payment gateway.</text:span></text:p>
      <text:p text:style-name="P193"><text:span text:style-name="T194">-&gt; <text:s/></text:span><text:a xlink:href="https://drive.google.com/file/d/1SxylgeY26QP9ZycKl7dT0sunjA4I3Cat/view?usp=sharing" office:target-frame-name="_top" xlink:show="replace"><text:span text:style-name="T195">https://drive.google.com/file/d/1SxylgeY26QP9ZycKl7dT0sunjA4I3Cat/view?usp=shar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hruti" svg:font-family="Shrut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gu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Dell</dc:creator>
    <meta:creation-date>2024-09-01T17:15:00Z</meta:creation-date>
    <dc:date>2024-09-01T17:18:00Z</dc:date>
    <meta:template xlink:href="Normal" xlink:type="simple"/>
    <meta:editing-cycles>3</meta:editing-cycles>
    <meta:editing-duration>PT180S</meta:editing-duration>
    <meta:document-statistic meta:page-count="1" meta:paragraph-count="10" meta:word-count="783" meta:character-count="5240" meta:row-count="37" meta:non-whitespace-character-count="4467"/>
  </office:meta>
</office:document-meta>
</file>